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900519EE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52cm, 4.209cm, 10.537cm, 5.09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9cm" svg:height="23.099cm" svg:x="0.792cm" svg:y="2.192cm">
          <draw:image xlink:href="Pictures/10000000000005E8000007E0900519E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2T11:52:40.044618748</dc:date>
    <meta:editing-duration>PT3M38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